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nux Biolinum O" svg:font-family="Linux Biolinum O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7.5in"/>
    </style:style>
    <style:style style:name="Table1" style:family="table" style:master-page-name="MP0">
      <style:table-properties style:width="7.5in" fo:margin-left="0in" table:align="left"/>
    </style:style>
    <style:style style:name="TableRow3" style:family="table-row">
      <style:table-row-properties style:min-row-height="0.75in"/>
    </style:style>
    <style:style style:name="TableCell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</style:style>
    <style:style style:name="T6" style:parent-style-name="DefaultParagraphFont" style:family="text">
      <style:text-properties style:font-name="Linux Biolinum O" style:font-name-complex="Linux Biolinum O"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Linux Biolinum O" style:font-name-complex="Linux Biolinum O" fo:font-size="28pt" style:font-size-asian="28pt"/>
    </style:style>
    <style:style style:name="T8" style:parent-style-name="DefaultParagraphFont" style:family="text">
      <style:text-properties style:font-name="Linux Biolinum O" style:font-name-complex="Linux Biolinum O" fo:color="#808080" fo:font-size="20pt" style:font-size-asian="20pt" style:font-size-complex="16pt"/>
    </style:style>
    <style:style style:name="TableRow9" style:family="table-row">
      <style:table-row-properties style:min-row-height="0.75in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Linux Biolinum O" style:font-name-complex="Linux Biolinum O" fo:font-size="28pt" style:font-size-asian="28pt"/>
    </style:style>
    <style:style style:name="T13" style:parent-style-name="DefaultParagraphFont" style:family="text">
      <style:text-properties style:font-name="Linux Biolinum O" style:font-name-complex="Linux Biolinum O" fo:font-size="22pt" style:font-size-asian="22pt"/>
    </style:style>
    <style:style style:name="T14" style:parent-style-name="DefaultParagraphFont" style:family="text">
      <style:text-properties style:font-name="Linux Biolinum O" style:font-name-complex="Linux Biolinum O" fo:color="#808080" fo:font-size="20pt" style:font-size-asian="20pt" style:font-size-complex="16pt"/>
    </style:style>
    <style:style style:name="TableRow15" style:family="table-row">
      <style:table-row-properties style:min-row-height="0.75in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Linux Biolinum O" style:font-name-complex="Linux Biolinum O"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Linux Biolinum O" style:font-name-complex="Linux Biolinum O" fo:font-size="28pt" style:font-size-asian="28pt"/>
    </style:style>
    <style:style style:name="T20" style:parent-style-name="DefaultParagraphFont" style:family="text">
      <style:text-properties style:font-name="Linux Biolinum O" style:font-name-complex="Linux Biolinum O" fo:color="#808080" fo:font-size="20pt" style:font-size-asian="20pt" style:font-size-complex="16pt"/>
    </style:style>
    <style:style style:name="TableRow21" style:family="table-row">
      <style:table-row-properties style:min-row-height="0.75in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Linux Biolinum O" style:font-name-complex="Linux Biolinum O" fo:font-size="28pt" style:font-size-asian="28pt"/>
    </style:style>
    <style:style style:name="T25" style:parent-style-name="DefaultParagraphFont" style:family="text">
      <style:text-properties style:font-name="Linux Biolinum O" style:font-name-complex="Linux Biolinum O" fo:font-size="22pt" style:font-size-asian="22pt"/>
    </style:style>
    <style:style style:name="T26" style:parent-style-name="DefaultParagraphFont" style:family="text">
      <style:text-properties style:font-name="Linux Biolinum O" style:font-name-complex="Linux Biolinum O" fo:color="#808080" fo:font-size="20pt" style:font-size-asian="20pt" style:font-size-complex="16pt"/>
    </style:style>
    <style:style style:name="TableRow27" style:family="table-row">
      <style:table-row-properties style:min-row-height="0.75in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Linux Biolinum O" style:font-name-complex="Linux Biolinum O"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Linux Biolinum O" style:font-name-complex="Linux Biolinum O" fo:font-size="28pt" style:font-size-asian="28pt"/>
    </style:style>
    <style:style style:name="T32" style:parent-style-name="DefaultParagraphFont" style:family="text">
      <style:text-properties style:font-name="Linux Biolinum O" style:font-name-complex="Linux Biolinum O" fo:color="#808080" fo:font-size="20pt" style:font-size-asian="20pt" style:font-size-complex="16pt"/>
    </style:style>
    <style:style style:name="TableRow33" style:family="table-row">
      <style:table-row-properties style:min-row-height="0.75in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Linux Biolinum O" style:font-name-complex="Linux Biolinum O" fo:font-size="28pt" style:font-size-asian="28pt"/>
    </style:style>
    <style:style style:name="T37" style:parent-style-name="DefaultParagraphFont" style:family="text">
      <style:text-properties style:font-name="Linux Biolinum O" style:font-name-complex="Linux Biolinum O" fo:font-size="22pt" style:font-size-asian="22pt"/>
    </style:style>
    <style:style style:name="T38" style:parent-style-name="DefaultParagraphFont" style:family="text">
      <style:text-properties style:font-name="Linux Biolinum O" style:font-name-complex="Linux Biolinum O" fo:color="#808080" fo:font-size="20pt" style:font-size-asian="20pt" style:font-size-complex="16pt"/>
    </style:style>
    <style:style style:name="P39" style:parent-style-name="Normal" style:family="paragraph">
      <style:text-properties style:font-name="Linux Biolinum O" style:font-name-complex="Linux Biolinum O"/>
    </style:style>
    <style:style style:name="P40" style:parent-style-name="Normal" style:family="paragraph">
      <style:text-properties style:font-name="Linux Biolinum O" style:font-name-complex="Linux Biolinum O"/>
    </style:style>
    <style:style style:name="P41" style:parent-style-name="Normal" style:family="paragraph">
      <style:text-properties style:font-name="Linux Biolinum O" style:font-name-complex="Linux Biolinum O"/>
    </style:style>
    <style:style style:name="P42" style:parent-style-name="Normal" style:family="paragraph">
      <style:text-properties style:font-name="Linux Biolinum O" style:font-name-complex="Linux Biolinum O"/>
    </style:style>
    <style:style style:name="T43" style:parent-style-name="DefaultParagraphFont" style:family="text">
      <style:text-properties style:font-name="Linux Biolinum O" style:font-name-complex="Linux Biolinum O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MASTER</text:span><text:span text:style-name="T7"><text:s/>.doc<text:s/></text:span><text:span text:style-name="T8">Don’t use me!</text:span></text:p>
          </table:table-cell>
        </table:table-row>
        <table:table-row table:style-name="TableRow9">
          <table:table-cell table:style-name="TableCell10">
            <text:p text:style-name="P11"><text:span text:style-name="T12">Precise 0.0.0</text:span><text:span text:style-name="T13"><text:s/></text:span><text:span text:style-name="T14">Label-XL</text:span></text:p>
          </table:table-cell>
        </table:table-row>
        <table:table-row table:style-name="TableRow15">
          <table:table-cell table:style-name="TableCell16">
            <text:p text:style-name="P17"><text:span text:style-name="T18">MASTER</text:span><text:span text:style-name="T19"><text:s/>.doc<text:s/></text:span><text:span text:style-name="T20">Don’t use me!</text:span></text:p>
          </table:table-cell>
        </table:table-row>
        <table:table-row table:style-name="TableRow21">
          <table:table-cell table:style-name="TableCell22">
            <text:p text:style-name="P23"><text:span text:style-name="T24">Precise 0.0.0</text:span><text:span text:style-name="T25"><text:s/></text:span><text:span text:style-name="T26">Label-XL</text:span></text:p>
          </table:table-cell>
        </table:table-row>
        <table:table-row table:style-name="TableRow27">
          <table:table-cell table:style-name="TableCell28">
            <text:p text:style-name="P29"><text:span text:style-name="T30">MASTER</text:span><text:span text:style-name="T31"><text:s/>.doc<text:s/></text:span><text:span text:style-name="T32">Don’t use me!</text:span></text:p>
          </table:table-cell>
        </table:table-row>
        <table:table-row table:style-name="TableRow33">
          <table:table-cell table:style-name="TableCell34">
            <text:p text:style-name="P35"><text:span text:style-name="T36">Precise 0.0.0</text:span><text:span text:style-name="T37"><text:s/></text:span><text:span text:style-name="T38">Label-XL</text:span></text:p>
          </table:table-cell>
        </table:table-row>
      </table:table>
      <text:p text:style-name="P39"/>
      <text:p text:style-name="P40">Fonts: Linux Biolinum O</text:p>
      <text:p text:style-name="P41">Colors: Black<text:s/>(RGB<text:s/>0,0,0) #000000,<text:s/>Grey<text:s/>(RGB<text:s/>128,128,128)<text:s/>#808080</text:p>
      <text:p text:style-name="P42">Label height:<text:s/>0.75 in</text:p>
      <text:p text:style-name="Normal"><text:span text:style-name="T43">Label width: 4.5 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nux Biolinum O" svg:font-family="Linux Biolinum O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lie Wang</meta:initial-creator>
    <dc:creator>Jeremy Wang</dc:creator>
    <meta:creation-date>2015-07-09T05:33:00Z</meta:creation-date>
    <dc:date>2015-07-09T05:33:00Z</dc:date>
    <meta:template xlink:href="Normal.dotm" xlink:type="simple"/>
    <meta:editing-cycles>2</meta:editing-cycles>
    <meta:editing-duration>PT0S</meta:editing-duration>
    <meta:document-statistic meta:page-count="1" meta:paragraph-count="1" meta:word-count="42" meta:character-count="285" meta:row-count="2" meta:non-whitespace-character-count="244"/>
  </office:meta>
</office:document-meta>
</file>